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307" officeooo:paragraph-rsid="0006f307" style:font-weight-asian="bold" style:font-weight-complex="bold"/>
    </style:style>
    <style:style style:name="P2" style:family="paragraph" style:parent-style-name="Standard">
      <style:text-properties fo:font-weight="bold" officeooo:rsid="0006f307" officeooo:paragraph-rsid="0008e31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6f307" officeooo:paragraph-rsid="0006f307" style:font-weight-asian="bold" style:font-weight-complex="bold"/>
    </style:style>
    <style:style style:name="P4" style:family="paragraph" style:parent-style-name="Standard">
      <style:text-properties fo:font-weight="bold" officeooo:rsid="0006f307" officeooo:paragraph-rsid="000956c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8e31f" officeooo:paragraph-rsid="0008e31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6f307" officeooo:paragraph-rsid="0006f30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paragraph-rsid="000572d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572d2" officeooo:paragraph-rsid="000572d2" style:font-weight-asian="normal" style:font-weight-complex="normal"/>
    </style:style>
    <style:style style:name="P12" style:family="paragraph" style:parent-style-name="Standard">
      <style:text-properties fo:font-weight="normal" officeooo:rsid="000956c2" officeooo:paragraph-rsid="000956c2" style:font-weight-asian="normal" style:font-weight-complex="normal"/>
    </style:style>
    <style:style style:name="P13" style:family="paragraph" style:parent-style-name="Standard">
      <style:text-properties fo:font-weight="normal" officeooo:rsid="000ac899" officeooo:paragraph-rsid="000ac89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master-page-name="Standard">
      <style:paragraph-properties style:page-number="auto"/>
      <style:text-properties fo:font-weight="bold" officeooo:rsid="0006f307" officeooo:paragraph-rsid="000caa06" style:font-weight-asian="bold" style:font-weight-complex="bold"/>
    </style:style>
    <style:style style:name="P16" style:family="paragraph" style:parent-style-name="Standard">
      <style:text-properties fo:font-weight="bold" officeooo:rsid="0006f307" officeooo:paragraph-rsid="000caa06" style:font-weight-asian="bold" style:font-weight-complex="bold"/>
    </style:style>
    <style:style style:name="P17" style:family="paragraph" style:parent-style-name="Standard">
      <style:text-properties fo:font-weight="normal" officeooo:rsid="000caa06" officeooo:paragraph-rsid="000caa0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9106" style:font-weight-asian="normal" style:font-weight-complex="normal"/>
    </style:style>
    <style:style style:name="T3" style:family="text">
      <style:text-properties fo:font-weight="normal" officeooo:rsid="000572d2" style:font-weight-asian="normal" style:font-weight-complex="normal"/>
    </style:style>
    <style:style style:name="T4" style:family="text">
      <style:text-properties fo:font-weight="normal" officeooo:rsid="0009e384" style:font-weight-asian="normal" style:font-weight-complex="normal"/>
    </style:style>
    <style:style style:name="T5" style:family="text">
      <style:text-properties fo:font-weight="normal" officeooo:rsid="0008e31f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572d2"/>
    </style:style>
    <style:style style:name="T8" style:family="text">
      <style:text-properties officeooo:rsid="0008e31f"/>
    </style:style>
    <style:style style:name="T9" style:family="text">
      <style:text-properties officeooo:rsid="000956c2"/>
    </style:style>
    <style:style style:name="T10" style:family="text">
      <style:text-properties officeooo:rsid="0009e384"/>
    </style:style>
    <style:style style:name="T11" style:family="text">
      <style:text-properties officeooo:rsid="000ac899"/>
    </style:style>
    <style:style style:name="T12" style:family="text">
      <style:text-properties officeooo:rsid="000caa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CAS Open Source Update -- <text:span text:style-name="T8">1</text:span><text:span text:style-name="T12">7</text:span><text:span text:style-name="T8">th </text:span><text:span text:style-name="T12">September</text:span><text:span text:style-name="T8"> 202</text:span><text:span text:style-name="T12">5</text:span></text:p>
      <text:p text:style-name="P16"/>
      <text:p text:style-name="P17">Manual changes to Purchase Ledger - a lot to reflect software functionality and changes.</text:p>
      <text:p text:style-name="P17">Source changes to Stock, Purchase and possibly Sales - bug fixes and BO updates etc.</text:p>
      <text:p text:style-name="P17">Update software revisions to v3.3 as now only system, SUAT &amp; white box testing in progress.</text:p>
      <text:p text:style-name="P17">Likewise manuals update to reflect v3.3 where needed.</text:p>
      <text:p text:style-name="P17"/>
      <text:p text:style-name="P16">ACAS Open Source Update -- <text:span text:style-name="T9">13th April 202</text:span><text:span text:style-name="T11">5</text:span></text:p>
      <text:p text:style-name="P4"/>
      <text:p text:style-name="P12">Sorry have not kept this document up to date<text:span text:style-name="T10">,</text:span> but the latest<text:span text:style-name="T10">,</text:span> any way:</text:p>
      <text:p text:style-name="P12"/>
      <text:p text:style-name="P12">Added new programs and extra code for BO (Back Orders) and new program sl970. changes for this in sl910, st020.</text:p>
      <text:p text:style-name="P12"/>
      <text:p text:style-name="P12">Manuals changes to :</text:p>
      <text:p text:style-name="P12">ACAS - Building the ACAS System</text:p>
      <text:p text:style-name="P12">ACAS - Stock Control</text:p>
      <text:p text:style-name="P12">ACAS - Sales Ledger</text:p>
      <text:p text:style-name="P12"/>
      <text:p text:style-name="P12">covering BO additions. Changes and some clean ups for <text:span text:style-name="T10">: </text:span></text:p>
      <text:p text:style-name="P12"/>
      <text:p text:style-name="P12">ACAS - System Set up Procedures</text:p>
      <text:p text:style-name="P12"/>
      <text:p text:style-name="P13">Corrected above date to 2025 as previous was in error.</text:p>
      <text:p text:style-name="P4"/>
      <text:p text:style-name="P2">ACAS Open Source Update -- <text:span text:style-name="T8">19th August 2023</text:span></text:p>
      <text:p text:style-name="P2"/>
      <text:p text:style-name="P7">Various bug fixes for the FH and DAL modules especially invoicing and autogen but some more may be needed. Updated the FH call block in copylibs as there was a bug in clearing down a field for all Start processing that should not be there despite a lightweight warning in fh-logging file.</text:p>
      <text:p text:style-name="P7"/>
      <text:p text:style-name="P7">Bug fixes in Sales, autogen for SL and PL - more will be needed during yet more testing no doubt.</text:p>
      <text:p text:style-name="P7">Bug fix in Stock but more a added feature.</text:p>
      <text:p text:style-name="P7"/>
      <text:p text:style-name="P7">Updates to the manuals included initial addition of the Purchase Ledger manual and yes taken from from the Sales one but long overdue - I cannot find a later one only the original and it is far too old to use.</text:p>
      <text:p text:style-name="P7"/>
      <text:p text:style-name="P7">Manuals updated included:</text:p>
      <text:p text:style-name="P7">IRS</text:p>
      <text:p text:style-name="P7">Stock</text:p>
      <text:p text:style-name="P7">Sales</text:p>
      <text:p text:style-name="P7">Lots of tidy ups including grammar, typos and errors and omissions etc.</text:p>
      <text:p text:style-name="P7"/>
      <text:p text:style-name="P7">Purchase new </text:p>
      <text:p text:style-name="P7"/>
      <text:p text:style-name="P7">A lot more changes needed as testing progresses.</text:p>
      <text:p text:style-name="P7"/>
      <text:p text:style-name="P7">Accounting for Everyone - IRS - minor changes.</text:p>
      <text:p text:style-name="P7"/>
      <text:p text:style-name="P7"/>
      <text:p text:style-name="P1">ACAS Open Source Update -- 31st March 2023</text:p>
      <text:p text:style-name="P3"/>
      <text:p text:style-name="P8">Small note really - All DAL and the Cobol FH (File Handler)code has been completed and with some testing using MySQL and MariaDB. Documentation - there has been updates to :</text:p>
      <text:p text:style-name="P8">Building The ACAS System</text:p>
      <text:p text:style-name="P8"><text:soft-page-break/>IRS</text:p>
      <text:p text:style-name="P8">Stock Control</text:p>
      <text:p text:style-name="P8"/>
      <text:p text:style-name="P8">Mostly typo's, grammar, errors against the software or omission etc.</text:p>
      <text:p text:style-name="P8"/>
      <text:p text:style-name="P8">I still have to look at Purchase Ledger but most of that will occur during system testing.</text:p>
      <text:p text:style-name="P5"/>
      <text:p text:style-name="P5"/>
      <text:p text:style-name="P5"/>
      <text:p text:style-name="P6">ACAS Open Source Update – March 20<text:span text:style-name="T7">22</text:span> – Release v3.02</text:p>
      <text:p text:style-name="P9"/>
      <text:p text:style-name="P9">All reported bugs have been fixed.</text:p>
      <text:p text:style-name="P9">Work on building a template module for a Cobol file handler which is needed for each of the files used, is moving on. Rdb's supported<text:span text:style-name="T7"> is Mysql. For other such as</text:span> DB2*, Postgres, Oracle* and MS SQL Server 20<text:span text:style-name="T7">nn, will totally depend on user request and assistance.</text:span></text:p>
      <text:p text:style-name="P9"/>
      <text:p text:style-name="P9">The rdb DAL (Data Access Layer) table handlers are complete as OO Cobol thanks to Prima.nz however they have <text:span text:style-name="T7">been</text:span> converted to standard <text:span text:style-name="T7">C</text:span>obol so that they work with <text:span text:style-name="T7">G</text:span>C (<text:span text:style-name="T7">Gnu</text:span> Cobol)<text:span text:style-name="T7"> using Mysql Rdb.</text:span></text:p>
      <text:p text:style-name="P9"/>
      <text:p text:style-name="P9">Many of you have expressed a wish that the system also works with other Cobol compilers namely Microfocus VC (Visual Cobol) &amp; NE (Net Express) and Fujitsu NetCobol as well as both suppliers versions for Linux.</text:p>
      <text:p text:style-name="P9"/>
      <text:p text:style-name="P10">Thanks to Micro<text:span text:style-name="T7">F</text:span>ocus who have suppl<text:span text:style-name="T7">i</text:span>ed a NFR version of Net Express v5.1 and Visual Cobol R4<text:span text:style-name="T7"> and later as a Personal Edition but this one has its problems as there is a restriction of 2,200 lines of procedure division allowed and guess what,</text:span><text:span text:style-name="T10"> </text:span><text:span text:style-name="T7">most of the programs are larger</text:span><text:span text:style-name="T10">,</text:span><text:span text:style-name="T7"> even removing all comment lines so that is another one out of the running.</text:span></text:p>
      <text:p text:style-name="P10">I <text:s/>have test<text:span text:style-name="T7">ed</text:span> the code through MF NE. It would 'appear' that if the code goes through that, it should also work with VC (yep, I know assuming again!). Still a lot more to do here as well as putting the WIP code (file handlers etc) <text:s/>through.<text:span text:style-name="T7"> WIP = Work in Progress.</text:span></text:p>
      <text:p text:style-name="P9"/>
      <text:p text:style-name="P10">As for Fujitsu Cobol <text:span text:style-name="T7"><text:s/>- Alchemy have now refused, so no testing for this compiler series will occur.</text:span></text:p>
      <text:p text:style-name="P9"/>
      <text:p text:style-name="P9">Now for <text:span text:style-name="T7">G</text:span>C and the MF compiler, on paper they accept compiler inclusion directives that is based around the commands $IF, $ELSE, $END that will allow code substitution based on a tested constant depending on the compiler used<text:span text:style-name="T7">.</text:span> In the event that this system does not work for all<text:span text:style-name="T7">,</text:span> I will build a pre-compiler processor to deal with these commands to change the <text:span text:style-name="T7">C</text:span>obol code going through each compilers prior to compiling ACAS.<text:span text:style-name="T7"> Alchemy products will not be used as they will not supply their compiler without a large payment and for just testing their compiler that, will not happen.</text:span></text:p>
      <text:p text:style-name="P9"/>
      <text:p text:style-name="P9">All this will take some time, so please bear with me during all this work. I know I'm retired but health and spare time is always an issue and you are getting ACAS <text:span text:style-name="T7">now, </text:span>at no cost!</text:p>
      <text:p text:style-name="P9"/>
      <text:p text:style-name="P14"><text:span text:style-name="T1">One point I should mention, if anything else to save on getting requests, as my terms of license for Micro </text:span><text:span text:style-name="T3">F</text:span><text:span text:style-name="T1">ocus specify, you will still </text:span><text:span text:style-name="T6">only</text:span><text:span text:style-name="T1"> get the source code and </text:span><text:span text:style-name="T2">perhaps</text:span><text:span text:style-name="T1"> the project files, e</text:span><text:span text:style-name="T3">.</text:span><text:span text:style-name="T1">g</text:span><text:span text:style-name="T3">.</text:span><text:span text:style-name="T1">, no object or binary code. Sorry you will need to process the code yourselves</text:span><text:span text:style-name="T4"> through your own copy of the compiler </text:span><text:span text:style-name="T1">!</text:span></text:p>
      <text:p text:style-name="P9"/>
      <text:p text:style-name="P11">Generally<text:span text:style-name="T10">,</text:span> testing on the system is slow going - I am just one man also the manuals have to be updated or re-written so it all takes up a lot of time assuming there is not<text:span text:style-name="T10">h</text:span>ing else I have to do <text:s/>that takes priority !</text:p>
      <text:p text:style-name="P9"/>
      <text:p text:style-name="P9">Till <text:span text:style-name="T7">the next time</text:span>, </text:p>
      <text:p text:style-name="P9"/>
      <text:p text:style-name="P9">Vincent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en" fo:country="GB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fo:font-size="12pt" fo:language="en" fo:country="GB" style:letter-kerning="true" style:font-name-asian="DejaVu Sans" style:font-family-asian="'DejaVu Sans'" style:font-pitch-asian="variable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Lucida Sans" style:font-family-complex="'Lucida Sans'" style:font-family-generic-complex="swiss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50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B Coen</meta:initial-creator>
    <meta:creation-date>2012-03-29T13:23:59</meta:creation-date>
    <dc:date>2025-09-17T18:16:33.953324100</dc:date>
    <dc:creator>Vincent B Coen</dc:creator>
    <meta:editing-duration>PT3H18M58S</meta:editing-duration>
    <meta:editing-cycles>8</meta:editing-cycles>
    <meta:generator>LibreOffice/24.2.7.2$Linux_X86_64 LibreOffice_project/420$Build-2</meta:generator>
    <meta:print-date>2025-09-17T18:16:41.213016344</meta:print-date>
    <meta:printed-by>PDF files: Vincent B Coen</meta:printed-by>
    <meta:document-statistic meta:table-count="0" meta:image-count="0" meta:object-count="0" meta:page-count="3" meta:paragraph-count="49" meta:word-count="897" meta:character-count="4908" meta:non-whitespace-character-count="4051"/>
  </office:meta>
</office:document-meta>
</file>